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ymbol" svg:font-family="Symbol" style:font-charset="x-symbol"/>
    <style:font-face style:name="Andale Mono" svg:font-family="'Andale Mono'"/>
    <style:font-face style:name="Lohit Hindi1" svg:font-family="'Lohit Hindi'"/>
    <style:font-face style:name="OpenSymbol" svg:font-family="OpenSymbol"/>
    <style:font-face style:name="OpenSymbol1" svg:font-family="OpenSymbol, 'Arial Unicode MS'"/>
    <style:font-face style:name="Courier New" svg:font-family="'Courier New'" style:font-family-generic="modern"/>
    <style:font-face style:name="Cantarell" svg:font-family="Cantarell" style:font-pitch="variable"/>
    <style:font-face style:name="Lohit Hindi" svg:font-family="'Lohit Hindi'"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la1" style:family="table">
      <style:table-properties style:width="6.9285in" table:align="left" style:writing-mode="lr-tb"/>
    </style:style>
    <style:style style:name="Tabella1.A" style:family="table-column">
      <style:table-column-properties style:column-width="1.6979in"/>
    </style:style>
    <style:style style:name="Tabella1.B" style:family="table-column">
      <style:table-column-properties style:column-width="5.2306in"/>
    </style:style>
    <style:style style:name="Tabella1.1" style:family="table-row">
      <style:table-row-properties fo:keep-together="auto"/>
    </style:style>
    <style:style style:name="Tabella1.A1" style:family="table-cell">
      <style:table-cell-properties style:vertical-align="top" fo:padding="0.0382in" fo:border-left="0.1pt solid #000000" fo:border-right="none" fo:border-top="0.1pt solid #000000" fo:border-bottom="0.1pt solid #000000" style:writing-mode="lr-tb"/>
    </style:style>
    <style:style style:name="Tabella1.B1" style:family="table-cell">
      <style:table-cell-properties style:vertical-align="top" fo:padding="0.0382in" fo:border="0.1pt solid #000000" style:writing-mode="lr-tb"/>
    </style:style>
    <style:style style:name="Tabella1.A2" style:family="table-cell">
      <style:table-cell-properties style:vertical-align="top" fo:padding="0.0382in" fo:border-left="0.1pt solid #000000" fo:border-right="none" fo:border-top="none" fo:border-bottom="0.1pt solid #000000" style:writing-mode="lr-tb"/>
    </style:style>
    <style:style style:name="Tabella1.B2" style:family="table-cell">
      <style:table-cell-properties style:vertical-align="top" fo:padding="0.0382in" fo:border-left="0.1pt solid #000000" fo:border-right="0.1pt solid #000000" fo:border-top="none" fo:border-bottom="0.1pt solid #000000" style:writing-mode="lr-tb"/>
    </style:style>
    <style:style style:name="Tabella2" style:family="table">
      <style:table-properties style:width="6.9382in" fo:margin-left="-0.0125in" table:align="left" style:writing-mode="lr-tb"/>
    </style:style>
    <style:style style:name="Tabella2.A" style:family="table-column">
      <style:table-column-properties style:column-width="3.4722in"/>
    </style:style>
    <style:style style:name="Tabella2.B" style:family="table-column">
      <style:table-column-properties style:column-width="3.466in"/>
    </style:style>
    <style:style style:name="Tabella2.1" style:family="table-row">
      <style:table-row-properties fo:keep-together="auto"/>
    </style:style>
    <style:style style:name="Tabella2.A1" style:family="table-cell">
      <style:table-cell-properties style:vertical-align="top" fo:padding="0.0382in" fo:border-left="0.1pt solid #000000" fo:border-right="none" fo:border-top="0.1pt solid #000000" fo:border-bottom="0.1pt solid #000000" style:writing-mode="lr-tb"/>
    </style:style>
    <style:style style:name="Tabella2.B1" style:family="table-cell">
      <style:table-cell-properties style:vertical-align="top" fo:padding="0.0382in" fo:border="0.1pt solid #000000" style:writing-mode="lr-tb"/>
    </style:style>
    <style:style style:name="Tabella2.A2" style:family="table-cell">
      <style:table-cell-properties style:vertical-align="top" fo:padding="0.0382in" fo:border-left="0.1pt solid #000000" fo:border-right="none" fo:border-top="none" fo:border-bottom="0.1pt solid #000000" style:writing-mode="lr-tb"/>
    </style:style>
    <style:style style:name="Tabella2.B2" style:family="table-cell">
      <style:table-cell-properties style:vertical-align="top" fo:padding="0.0382in" fo:border-left="0.1pt solid #000000" fo:border-right="0.1pt solid #000000" fo:border-top="none" fo:border-bottom="0.1pt solid #000000" style:writing-mode="lr-tb"/>
    </style:style>
    <style:style style:name="Tabella3" style:family="table">
      <style:table-properties style:width="6.9264in" table:align="left" style:writing-mode="lr-tb"/>
    </style:style>
    <style:style style:name="Tabella3.A" style:family="table-column">
      <style:table-column-properties style:column-width="3.4618in"/>
    </style:style>
    <style:style style:name="Tabella3.B" style:family="table-column">
      <style:table-column-properties style:column-width="3.4646in"/>
    </style:style>
    <style:style style:name="Tabella3.1" style:family="table-row">
      <style:table-row-properties fo:keep-together="auto"/>
    </style:style>
    <style:style style:name="Tabella3.A1" style:family="table-cell">
      <style:table-cell-properties style:vertical-align="top" fo:padding="0.0382in" fo:border-left="0.1pt solid #000000" fo:border-right="none" fo:border-top="0.1pt solid #000000" fo:border-bottom="0.1pt solid #000000" style:writing-mode="lr-tb"/>
    </style:style>
    <style:style style:name="Tabella3.B1" style:family="table-cell">
      <style:table-cell-properties style:vertical-align="top" fo:padding="0.0382in" fo:border="0.1pt solid #000000" style:writing-mode="lr-tb"/>
    </style:style>
    <style:style style:name="Tabella3.A2" style:family="table-cell">
      <style:table-cell-properties style:vertical-align="top" fo:padding="0.0382in" fo:border-left="0.1pt solid #000000" fo:border-right="none" fo:border-top="none" fo:border-bottom="0.1pt solid #000000" style:writing-mode="lr-tb"/>
    </style:style>
    <style:style style:name="Tabella3.B2" style:family="table-cell">
      <style:table-cell-properties style:vertical-align="top" fo:padding="0.0382in" fo:border-left="0.1pt solid #000000" fo:border-right="0.1pt solid #000000" fo:border-top="none" fo:border-bottom="0.1pt solid #000000" style:writing-mode="lr-tb"/>
    </style:style>
    <style:style style:name="Tabella4" style:family="table">
      <style:table-properties style:width="6.8924in" table:align="right" style:writing-mode="lr-tb"/>
    </style:style>
    <style:style style:name="Tabella4.A" style:family="table-column">
      <style:table-column-properties style:column-width="3.4257in"/>
    </style:style>
    <style:style style:name="Tabella4.B" style:family="table-column">
      <style:table-column-properties style:column-width="3.4667in"/>
    </style:style>
    <style:style style:name="Tabella4.1" style:family="table-row">
      <style:table-row-properties fo:keep-together="auto"/>
    </style:style>
    <style:style style:name="Tabella4.A1" style:family="table-cell">
      <style:table-cell-properties style:vertical-align="top" fo:padding="0.0382in" fo:border-left="0.1pt solid #000000" fo:border-right="none" fo:border-top="0.1pt solid #000000" fo:border-bottom="0.1pt solid #000000" style:writing-mode="lr-tb"/>
    </style:style>
    <style:style style:name="Tabella4.B1" style:family="table-cell">
      <style:table-cell-properties style:vertical-align="top" fo:padding="0.0382in" fo:border="0.1pt solid #000000" style:writing-mode="lr-tb"/>
    </style:style>
    <style:style style:name="Tabella4.A2" style:family="table-cell">
      <style:table-cell-properties style:vertical-align="top" fo:padding="0.0382in" fo:border-left="0.1pt solid #000000" fo:border-right="none" fo:border-top="none" fo:border-bottom="0.1pt solid #000000" style:writing-mode="lr-tb"/>
    </style:style>
    <style:style style:name="Tabella4.B2" style:family="table-cell">
      <style:table-cell-properties style:vertical-align="top" fo:padding="0.0382in" fo:border-left="0.1pt solid #000000" fo:border-right="0.1pt solid #000000" fo:border-top="none" fo:border-bottom="0.1pt solid #000000" style:writing-mode="lr-tb"/>
    </style:style>
    <style:style style:name="Tabella5" style:family="table">
      <style:table-properties style:width="6.9264in" table:align="left" style:writing-mode="lr-tb"/>
    </style:style>
    <style:style style:name="Tabella5.A" style:family="table-column">
      <style:table-column-properties style:column-width="3.4618in"/>
    </style:style>
    <style:style style:name="Tabella5.B" style:family="table-column">
      <style:table-column-properties style:column-width="3.4646in"/>
    </style:style>
    <style:style style:name="Tabella5.1" style:family="table-row">
      <style:table-row-properties fo:keep-together="auto"/>
    </style:style>
    <style:style style:name="Tabella5.A1" style:family="table-cell">
      <style:table-cell-properties style:vertical-align="top" fo:padding="0.0382in" fo:border-left="0.1pt solid #000000" fo:border-right="none" fo:border-top="0.1pt solid #000000" fo:border-bottom="0.1pt solid #000000" style:writing-mode="lr-tb"/>
    </style:style>
    <style:style style:name="Tabella5.B1" style:family="table-cell">
      <style:table-cell-properties style:vertical-align="top" fo:padding="0.0382in" fo:border="0.1pt solid #000000" style:writing-mode="lr-tb"/>
    </style:style>
    <style:style style:name="Tabella5.A2" style:family="table-cell">
      <style:table-cell-properties style:vertical-align="top" fo:padding="0.0382in" fo:border-left="0.1pt solid #000000" fo:border-right="none" fo:border-top="none" fo:border-bottom="0.1pt solid #000000" style:writing-mode="lr-tb"/>
    </style:style>
    <style:style style:name="Tabella5.B2" style:family="table-cell">
      <style:table-cell-properties style:vertical-align="top" fo:padding="0.0382in" fo:border-left="0.1pt solid #000000" fo:border-right="0.1pt solid #000000" fo:border-top="none" fo:border-bottom="0.1pt solid #000000" style:writing-mode="lr-tb"/>
    </style:style>
    <style:style style:name="Tabella6" style:family="table">
      <style:table-properties style:width="6.9264in" table:align="left" style:writing-mode="lr-tb"/>
    </style:style>
    <style:style style:name="Tabella6.A" style:family="table-column">
      <style:table-column-properties style:column-width="3.4618in"/>
    </style:style>
    <style:style style:name="Tabella6.B" style:family="table-column">
      <style:table-column-properties style:column-width="3.4646in"/>
    </style:style>
    <style:style style:name="Tabella6.1" style:family="table-row">
      <style:table-row-properties fo:keep-together="auto"/>
    </style:style>
    <style:style style:name="Tabella6.A1" style:family="table-cell">
      <style:table-cell-properties style:vertical-align="top" fo:padding="0.0382in" fo:border-left="0.1pt solid #000000" fo:border-right="none" fo:border-top="0.1pt solid #000000" fo:border-bottom="0.1pt solid #000000" style:writing-mode="lr-tb"/>
    </style:style>
    <style:style style:name="Tabella6.B1" style:family="table-cell">
      <style:table-cell-properties style:vertical-align="top" fo:padding="0.0382in" fo:border="0.1pt solid #000000" style:writing-mode="lr-tb"/>
    </style:style>
    <style:style style:name="Tabella6.A2" style:family="table-cell">
      <style:table-cell-properties style:vertical-align="top" fo:padding="0.0382in" fo:border-left="0.1pt solid #000000" fo:border-right="none" fo:border-top="none" fo:border-bottom="0.1pt solid #000000" style:writing-mode="lr-tb"/>
    </style:style>
    <style:style style:name="Tabella6.B2" style:family="table-cell">
      <style:table-cell-properties style:vertical-align="top" fo:padding="0.0382in" fo:border-left="0.1pt solid #000000" fo:border-right="0.1pt solid #000000" fo:border-top="none" fo:border-bottom="0.1pt solid #000000" style:writing-mode="lr-tb"/>
    </style:style>
    <style:style style:name="Tabella7" style:family="table">
      <style:table-properties style:width="6.9264in" table:align="left" style:writing-mode="lr-tb"/>
    </style:style>
    <style:style style:name="Tabella7.A" style:family="table-column">
      <style:table-column-properties style:column-width="3.4618in"/>
    </style:style>
    <style:style style:name="Tabella7.B" style:family="table-column">
      <style:table-column-properties style:column-width="3.4646in"/>
    </style:style>
    <style:style style:name="Tabella7.1" style:family="table-row">
      <style:table-row-properties fo:keep-together="auto"/>
    </style:style>
    <style:style style:name="Tabella7.A1" style:family="table-cell">
      <style:table-cell-properties style:vertical-align="top" fo:padding="0.0382in" fo:border-left="0.1pt solid #000000" fo:border-right="none" fo:border-top="0.1pt solid #000000" fo:border-bottom="0.1pt solid #000000" style:writing-mode="lr-tb"/>
    </style:style>
    <style:style style:name="Tabella7.B1" style:family="table-cell">
      <style:table-cell-properties style:vertical-align="top" fo:padding="0.0382in" fo:border="0.1pt solid #000000" style:writing-mode="lr-tb"/>
    </style:style>
    <style:style style:name="Tabella7.A2" style:family="table-cell">
      <style:table-cell-properties style:vertical-align="top" fo:padding="0.0382in" fo:border-left="0.1pt solid #000000" fo:border-right="none" fo:border-top="none" fo:border-bottom="0.1pt solid #000000" style:writing-mode="lr-tb"/>
    </style:style>
    <style:style style:name="Tabella7.B2" style:family="table-cell">
      <style:table-cell-properties style:vertical-align="top" fo:padding="0.0382in" fo:border-left="0.1pt solid #000000" fo:border-right="0.1pt solid #000000" fo:border-top="none" fo:border-bottom="0.1pt solid #000000" style:writing-mode="lr-tb"/>
    </style:style>
    <style:style style:name="Tabella7.3" style:family="table-row">
      <style:table-row-properties style:min-row-height="0.5146in" fo:keep-together="auto"/>
    </style:style>
    <style:style style:name="Tabella8" style:family="table">
      <style:table-properties style:width="6.9264in" table:align="left" style:writing-mode="lr-tb"/>
    </style:style>
    <style:style style:name="Tabella8.A" style:family="table-column">
      <style:table-column-properties style:column-width="3.4618in"/>
    </style:style>
    <style:style style:name="Tabella8.B" style:family="table-column">
      <style:table-column-properties style:column-width="3.4646in"/>
    </style:style>
    <style:style style:name="Tabella8.1" style:family="table-row">
      <style:table-row-properties fo:keep-together="auto"/>
    </style:style>
    <style:style style:name="Tabella8.A1" style:family="table-cell">
      <style:table-cell-properties style:vertical-align="top" fo:padding="0.0382in" fo:border-left="0.1pt solid #000000" fo:border-right="none" fo:border-top="0.1pt solid #000000" fo:border-bottom="0.1pt solid #000000" style:writing-mode="lr-tb"/>
    </style:style>
    <style:style style:name="Tabella8.B1" style:family="table-cell">
      <style:table-cell-properties style:vertical-align="top" fo:padding="0.0382in" fo:border="0.1pt solid #000000" style:writing-mode="lr-tb"/>
    </style:style>
    <style:style style:name="Tabella8.A2" style:family="table-cell">
      <style:table-cell-properties style:vertical-align="top" fo:padding="0.0382in" fo:border-left="0.1pt solid #000000" fo:border-right="none" fo:border-top="none" fo:border-bottom="0.1pt solid #000000" style:writing-mode="lr-tb"/>
    </style:style>
    <style:style style:name="Tabella8.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orphans="0" fo:widows="0" fo:hyphenation-ladder-count="no-limit" style:text-autospace="ideograph-alpha" style:punctuation-wrap="hanging" style:line-break="strict"/>
      <style:text-properties fo:hyphenate="false" fo:hyphenation-remain-char-count="2" fo:hyphenation-push-char-count="2"/>
    </style:style>
    <style:style style:name="P4" style:family="paragraph" style:parent-style-name="code">
      <style:text-properties fo:font-weight="bold" style:font-weight-asian="bold" style:font-weight-complex="bold"/>
    </style:style>
    <style:style style:name="P5" style:family="paragraph" style:parent-style-name="code">
      <style:text-properties style:font-name-asian="Courier New"/>
    </style:style>
    <style:style style:name="P6" style:family="paragraph" style:parent-style-name="code">
      <style:text-properties fo:font-weight="normal" style:font-weight-asian="normal" style:font-weight-complex="normal"/>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text-shadow="1pt 1pt"/>
    </style:style>
    <style:style style:name="P9" style:family="paragraph" style:parent-style-name="Table_20_Contents">
      <style:paragraph-properties style:snap-to-layout-grid="false"/>
    </style:style>
    <style:style style:name="P10" style:family="paragraph" style:parent-style-name="Table_20_Contents">
      <style:text-properties fo:font-weight="normal" style:font-weight-asian="normal" style:font-weight-complex="normal"/>
    </style:style>
    <style:style style:name="P11" style:family="paragraph" style:parent-style-name="warn">
      <style:text-properties fo:color="#ff3333" fo:font-weight="bold" style:font-weight-asian="bold" style:font-weight-complex="bold"/>
    </style:style>
    <style:style style:name="P12" style:family="paragraph" style:parent-style-name="warn">
      <style:text-properties fo:font-weight="bold" style:font-weight-asian="bold" style:font-weight-complex="bold"/>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3">
      <style:paragraph-properties>
        <style:tab-stops>
          <style:tab-stop style:position="6.9252in" style:type="right" style:leader-style="dotted" style:leader-text="."/>
        </style:tab-stops>
      </style:paragraph-properties>
    </style:style>
    <style:style style:name="P16" style:family="paragraph" style:parent-style-name="Standard">
      <style:text-properties officeooo:paragraph-rsid="00070928"/>
    </style:style>
    <style:style style:name="P17" style:family="paragraph" style:parent-style-name="Standard" style:list-style-name="WW8Num2">
      <style:text-properties fo:font-style="italic" style:font-style-asian="italic" style:font-style-complex="italic"/>
    </style:style>
    <style:style style:name="P18" style:family="paragraph" style:parent-style-name="Heading_20_1" style:master-page-name="Standard">
      <style:paragraph-properties fo:margin-top="0.1665in" fo:margin-bottom="0.0835in" style:contextual-spacing="false" style:page-number="auto"/>
      <style:text-properties fo:color="#4700b8"/>
    </style:style>
    <style:style style:name="P19" style:family="paragraph" style:parent-style-name="Text_20_body" style:list-style-name="L1">
      <style:text-properties fo:font-style="normal" style:font-style-asian="normal" style:font-style-complex="normal"/>
    </style:style>
    <style:style style:name="P20" style:family="paragraph" style:parent-style-name="Text_20_body" style:list-style-name="L2"/>
    <style:style style:name="P21" style:family="paragraph" style:parent-style-name="Heading_20_2" style:list-style-name="">
      <style:paragraph-properties fo:orphans="0" fo:widows="0" fo:hyphenation-ladder-count="no-limit" style:text-autospace="ideograph-alpha" style:punctuation-wrap="hanging" style:line-break="strict"/>
      <style:text-properties fo:hyphenate="false" fo:hyphenation-remain-char-count="2" fo:hyphenation-push-char-count="2"/>
    </style:style>
    <style:style style:name="P22" style:family="paragraph" style:parent-style-name="Heading_20_2">
      <style:paragraph-properties fo:break-before="page"/>
    </style:style>
    <style:style style:name="P23" style:family="paragraph" style:parent-style-name="code">
      <style:text-properties officeooo:paragraph-rsid="000aee46"/>
    </style:style>
    <style:style style:name="P24" style:family="paragraph" style:parent-style-name="code">
      <style:text-properties officeooo:paragraph-rsid="000dac7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font-name-asian="Times New Roman" style:font-name-complex="Times New Roman"/>
    </style:style>
    <style:style style:name="T7" style:family="text">
      <style:text-properties style:font-name-asian="Courier New"/>
    </style:style>
    <style:style style:name="T8" style:family="text">
      <style:text-properties fo:language="en" fo:country="GB"/>
    </style:style>
    <style:style style:name="T9" style:family="text">
      <style:text-properties fo:font-style="normal" style:font-style-asian="normal" style:font-style-complex="normal"/>
    </style:style>
    <style:style style:name="T10" style:family="text">
      <style:text-properties fo:color="#c5000b" fo:font-weight="bold" style:font-weight-asian="bold" style:font-weight-complex="bold"/>
    </style:style>
    <style:style style:name="T11" style:family="text">
      <style:text-properties fo:color="#800000" fo:font-weight="bold" style:font-weight-asian="bold" style:font-weight-complex="bold"/>
    </style:style>
    <style:style style:name="T12" style:family="text">
      <style:text-properties fo:color="#800000" fo:font-weight="bold" fo:background-color="#ffff00" style:font-weight-asian="bold" style:font-weight-complex="bold" loext:char-shading-value="0"/>
    </style:style>
    <style:style style:name="T13" style:family="text">
      <style:text-properties fo:color="#800000" fo:font-style="italic" style:font-style-asian="italic" style:font-style-complex="italic"/>
    </style:style>
    <style:style style:name="T14" style:family="text">
      <style:text-properties style:use-window-font-color="true" fo:font-weight="normal" style:font-weight-asian="normal" style:font-weight-complex="normal"/>
    </style:style>
    <style:style style:name="T15" style:family="text">
      <style:text-properties fo:font-weight="normal" style:font-weight-asian="normal" style:font-weight-complex="normal"/>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start text:name="__RefHeading__753_1635238717"/><text:bookmark-start text:name="__RefHeading__3270_1841861651"/><text:bookmark-start text:name="__DdeLink__787_98477107"/><text:span text:style-name="T1">pyg2p</text:span><text:bookmark-end text:name="__DdeLink__787_98477107"/> Configuration Manual<text:bookmark-end text:name="__RefHeading__753_1635238717"/><text:bookmark-end text:name="__RefHeading__3270_1841861651"/></text:h>
      <text:p text:style-name="Standard"/>
      <text:p text:style-name="Standard"/>
      <text:p text:style-name="Standard"/>
      <table:table table:name="Tabella1" table:style-name="Tabella1">
        <table:table-column table:style-name="Tabella1.A"/>
        <table:table-column table:style-name="Tabella1.B"/>
        <table:table-row table:style-name="Tabella1.1">
          <table:table-cell table:style-name="Tabella1.A1" office:value-type="string">
            <text:p text:style-name="P7">Version</text:p>
          </table:table-cell>
          <table:table-cell table:style-name="Tabella1.B1" office:value-type="string">
            <text:p text:style-name="Table_20_Contents">1.3.2</text:p>
          </table:table-cell>
        </table:table-row>
        <table:table-row table:style-name="Tabella1.1">
          <table:table-cell table:style-name="Tabella1.A2" office:value-type="string">
            <text:p text:style-name="P7">Author</text:p>
          </table:table-cell>
          <table:table-cell table:style-name="Tabella1.B2" office:value-type="string">
            <text:p text:style-name="Table_20_Contents">Domenico Nappo (domenico.nappo(at)gmail.com)</text:p>
          </table:table-cell>
        </table:table-row>
        <table:table-row table:style-name="Tabella1.1">
          <table:table-cell table:style-name="Tabella1.A2" office:value-type="string">
            <text:p text:style-name="P7">Release Date</text:p>
          </table:table-cell>
          <table:table-cell table:style-name="Tabella1.B2" office:value-type="string">
            <text:p text:style-name="Table_20_Contents">2014-07-25</text:p>
            <text:p text:style-name="Table_20_Contents"/>
            <text:p text:style-name="Table_20_Contents"/>
            <text:p text:style-name="Table_20_Contents"/>
          </table:table-cell>
        </table:table-row>
      </table:table>
      <text:section text:style-name="Sect1" text:name="Sezione3">
        <text:h text:style-name="P21" text:outline-level="2"/>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text:a xlink:type="simple" xlink:href="#__RefHeading__3270_1841861651" text:style-name="Index_20_Link" text:visited-style-name="Index_20_Link">pyg2p Configuration Manual<text:tab/>1</text:a></text:p>
            <text:p text:style-name="P13"><text:a xlink:type="simple" xlink:href="#__RefHeading__755_1635238717" text:style-name="Index_20_Link" text:visited-style-name="Index_20_Link">Introduction<text:tab/>2</text:a></text:p>
            <text:p text:style-name="P13"><text:a xlink:type="simple" xlink:href="#__RefHeading__757_1635238717" text:style-name="Index_20_Link" text:visited-style-name="Index_20_Link">Configuring parameters.xml file<text:tab/>2</text:a></text:p>
            <text:p text:style-name="P13"><text:a xlink:type="simple" xlink:href="#__RefHeading__759_1635238717" text:style-name="Index_20_Link" text:visited-style-name="Index_20_Link">Configuring loggers<text:tab/>3</text:a></text:p>
            <text:p text:style-name="P13"><text:a xlink:type="simple" xlink:href="#__RefHeading__761_1635238717" text:style-name="Index_20_Link" text:visited-style-name="Index_20_Link">Configuring geopotentials.xml file<text:tab/>5</text:a></text:p>
            <text:p text:style-name="P13"><text:a xlink:type="simple" xlink:href="#__RefHeading__763_1635238717" text:style-name="Index_20_Link" text:visited-style-name="Index_20_Link">Configuring execution template files<text:tab/>5</text:a></text:p>
            <text:p text:style-name="P15"><text:a xlink:type="simple" xlink:href="#__RefHeading__765_1635238717" text:style-name="Index_20_Link" text:visited-style-name="Index_20_Link">Execution tag<text:tab/>6</text:a></text:p>
            <text:p text:style-name="P15"><text:a xlink:type="simple" xlink:href="#__RefHeading__767_1635238717" text:style-name="Index_20_Link" text:visited-style-name="Index_20_Link">Parameter tag<text:tab/>6</text:a></text:p>
            <text:p text:style-name="P15"><text:a xlink:type="simple" xlink:href="#__RefHeading__769_1635238717" text:style-name="Index_20_Link" text:visited-style-name="Index_20_Link">OutMaps tag<text:tab/>7</text:a></text:p>
            <text:p text:style-name="P15"><text:a xlink:type="simple" xlink:href="#__RefHeading__771_1635238717" text:style-name="Index_20_Link" text:visited-style-name="Index_20_Link">Aggregation tag<text:tab/>8</text:a></text:p>
            <text:p text:style-name="P15"><text:a xlink:type="simple" xlink:href="#__RefHeading__773_1635238717" text:style-name="Index_20_Link" text:visited-style-name="Index_20_Link">Interpolation tag<text:tab/>8</text:a></text:p>
            <text:p text:style-name="P13"><text:a xlink:type="simple" xlink:href="#__RefHeading__3546_2069470854" text:style-name="Index_20_Link" text:visited-style-name="Index_20_Link">Configuring the application for test functionality<text:tab/>9</text:a></text:p>
            <text:p text:style-name="P15"><text:a xlink:type="simple" xlink:href="#__RefHeading__3548_2069470854" text:style-name="Index_20_Link" text:visited-style-name="Index_20_Link">Writing an XML configuration for tests<text:tab/>9</text:a></text:p>
            <text:p text:style-name="P15"><text:a xlink:type="simple" xlink:href="#__RefHeading__3550_2069470854" text:style-name="Index_20_Link" text:visited-style-name="Index_20_Link">Writing the commands.txt file<text:tab/>9</text:a></text:p>
          </text:index-body>
        </text:table-of-content>
        <text:p text:style-name="P3"/>
        <text:h text:style-name="P22" text:outline-level="2"><text:bookmark-start text:name="__RefHeading__3148_1841861651"/><text:bookmark-start text:name="__RefHeading__755_1635238717"/>Introduction<text:bookmark-end text:name="__RefHeading__3148_1841861651"/><text:bookmark-end text:name="__RefHeading__755_1635238717"/></text:h>
        <text:p text:style-name="Standard"/>
        <text:p text:style-name="Standard">The purpose of this document is to help the user to configure the <text:span text:style-name="T1">pyg2p</text:span> application and describe the content of XML configuration files and all mandatory and optional parameters.</text:p>
        <text:p text:style-name="Standard"/>
        <text:p text:style-name="Standard">The application is shipped with some configuration for EFAS and GLOFAS. The user might need to add parameters, conversion formulas and geopotentials for correction.</text:p>
        <text:p text:style-name="Standard"/>
        <text:p text:style-name="Standard">To fully configure the application, the following files must be edited (if needed):</text:p>
        <text:p text:style-name="Standard"/>
        <text:list xml:id="list1483011147590996891" text:style-name="WW8Num2">
          <text:list-item>
            <text:p text:style-name="P17">parameters.xml</text:p>
          </text:list-item>
          <text:list-item>
            <text:p text:style-name="P17">geopotentials.xml</text:p>
          </text:list-item>
          <text:list-item>
            <text:p text:style-name="P17">logger-configuration.xml</text:p>
          </text:list-item>
        </text:list>
        <text:p text:style-name="Standard"/>
        <text:p text:style-name="warn">The folder <text:span text:style-name="T3">intertables</text:span> must exists under the <text:span text:style-name="T3">configuration</text:span> folder.</text:p>
        <text:p text:style-name="warn">Geopotentials gribs, configured in <text:span text:style-name="T2">geopotentials.xml</text:span>, must be placed under the <text:span text:style-name="T3">configuration/geopotentials</text:span> folder.</text:p>
        <text:p text:style-name="Standard"/>
        <text:p text:style-name="Standard">Finally, you need to create your xml templates (path passed by -c input argument) where you configure all execution parameters.</text:p>
        <text:h text:style-name="Heading_20_2" text:outline-level="2"><text:bookmark-start text:name="__RefHeading__3150_1841861651"/><text:bookmark-start text:name="__RefHeading__757_1635238717"/>Configuring parameters.xml file<text:bookmark-end text:name="__RefHeading__3150_1841861651"/><text:bookmark-end text:name="__RefHeading__757_1635238717"/></text:h>
        <text:p text:style-name="Standard">As very first configuration, user needs to edit parameters.xml. In this file, information about parameters to extract and values conversion are being read from the application.</text:p>
        <text:p text:style-name="Standard">The form of the file must be a valid xml with the structure:</text:p>
        <text:p text:style-name="Standard"/>
        <text:p text:style-name="code">&lt;Parameters&gt;</text:p>
        <text:p text:style-name="code"><text:tab/>&lt;Parameter...&gt;</text:p>
        <text:p text:style-name="code"><text:tab/><text:tab/>&lt;Conversion …/&gt;</text:p>
        <text:p text:style-name="code"><text:tab/>&lt;/Parameter&gt;</text:p>
        <text:p text:style-name="code"><text:tab/>&lt;Parameter …/&gt;</text:p>
        <text:p text:style-name="code">&lt;Parameters&gt;</text:p>
        <text:p text:style-name="Standard"/>
        <text:p text:style-name="Standard">A Parameter element has the following attributes (<text:span text:style-name="T4">mandatory attributes are in </text:span><text:span text:style-name="T5">bold</text:span>):</text:p>
        <text:p text:style-name="Standard"/>
        <text:p text:style-name="Standard"/>
        <table:table table:name="Tabella2" table:style-name="Tabella2">
          <table:table-column table:style-name="Tabella2.A"/>
          <table:table-column table:style-name="Tabella2.B"/>
          <table:table-row table:style-name="Tabella2.1">
            <table:table-cell table:style-name="Tabella2.A1" office:value-type="string">
              <text:p text:style-name="P8">Attribute/Tag</text:p>
            </table:table-cell>
            <table:table-cell table:style-name="Tabella2.B1" office:value-type="string">
              <text:p text:style-name="P8">Details</text:p>
            </table:table-cell>
          </table:table-row>
          <table:table-row table:style-name="Tabella2.1">
            <table:table-cell table:style-name="Tabella2.A2" office:value-type="string">
              <text:p text:style-name="P4">shortName</text:p>
            </table:table-cell>
            <table:table-cell table:style-name="Tabella2.B2" office:value-type="string">
              <text:p text:style-name="Table_20_Contents">The short name of the parameter, as it appears in the grib file. The application uses this for selecting messages.</text:p>
            </table:table-cell>
          </table:table-row>
          <table:table-row table:style-name="Tabella2.1">
            <table:table-cell table:style-name="Tabella2.A2" office:value-type="string">
              <text:p text:style-name="code">description</text:p>
            </table:table-cell>
            <table:table-cell table:style-name="Tabella2.B2" office:value-type="string">
              <text:p text:style-name="P9"/>
            </table:table-cell>
          </table:table-row>
          <table:table-row table:style-name="Tabella2.1">
            <table:table-cell table:style-name="Tabella2.A2" office:value-type="string">
              <text:p text:style-name="code">unit</text:p>
            </table:table-cell>
            <table:table-cell table:style-name="Tabella2.B2" office:value-type="string">
              <text:p text:style-name="P9"/>
            </table:table-cell>
          </table:table-row>
          <table:table-row table:style-name="Tabella2.1">
            <table:table-cell table:style-name="Tabella2.A2" office:value-type="string">
              <text:p text:style-name="code">Conversion</text:p>
            </table:table-cell>
            <table:table-cell table:style-name="Tabella2.B2" office:value-type="string">
              <text:p text:style-name="Table_20_Contents"><text:span text:style-name="T6"><text:s/></text:span>Xml tag node [0..*] describing conversion and cut <text:s/>off of negative values.</text:p>
            </table:table-cell>
          </table:table-row>
        </table:table>
        <text:p text:style-name="Standard"/>
        <text:p text:style-name="Standard"><text:soft-page-break/></text:p>
        <text:p text:style-name="Standard">Here below the attributes to use for the Conversion element:</text:p>
        <text:p text:style-name="Standard"/>
        <table:table table:name="Tabella3" table:style-name="Tabella3">
          <table:table-column table:style-name="Tabella3.A"/>
          <table:table-column table:style-name="Tabella3.B"/>
          <table:table-row table:style-name="Tabella3.1">
            <table:table-cell table:style-name="Tabella3.A1" office:value-type="string">
              <text:p text:style-name="P8">Attribute/Tag</text:p>
            </table:table-cell>
            <table:table-cell table:style-name="Tabella3.B1" office:value-type="string">
              <text:p text:style-name="P8">Details</text:p>
            </table:table-cell>
          </table:table-row>
          <table:table-row table:style-name="Tabella3.1">
            <table:table-cell table:style-name="Tabella3.A2" office:value-type="string">
              <text:p text:style-name="P4">id</text:p>
            </table:table-cell>
            <table:table-cell table:style-name="Tabella3.B2" office:value-type="string">
              <text:p text:style-name="Table_20_Contents">The unique name to identify the conversion within the set of conversions defined for a same parameter. It's being used in execution xml file configuration as <text:span text:style-name="T2">applyConversion</text:span> attribute.</text:p>
            </table:table-cell>
          </table:table-row>
          <table:table-row table:style-name="Tabella3.1">
            <table:table-cell table:style-name="Tabella3.A2" office:value-type="string">
              <text:p text:style-name="code">unit</text:p>
            </table:table-cell>
            <table:table-cell table:style-name="Tabella3.B2" office:value-type="string">
              <text:p text:style-name="Table_20_Contents">Target unit</text:p>
            </table:table-cell>
          </table:table-row>
          <table:table-row table:style-name="Tabella3.1">
            <table:table-cell table:style-name="Tabella3.A2" office:value-type="string">
              <text:p text:style-name="code">function</text:p>
            </table:table-cell>
            <table:table-cell table:style-name="Tabella3.B2" office:value-type="string">
              <text:p text:style-name="Table_20_Contents">Function for conversion. <text:line-break/></text:p>
              <text:p text:style-name="P11">Must be in the form <text:span text:style-name="T2">x=f(x). E.g.: x=x-273.15</text:span></text:p>
            </table:table-cell>
          </table:table-row>
          <table:table-row table:style-name="Tabella3.1">
            <table:table-cell table:style-name="Tabella3.A2" office:value-type="string">
              <text:p text:style-name="code">cutOffNegative</text:p>
            </table:table-cell>
            <table:table-cell table:style-name="Tabella3.B2" office:value-type="string">
              <text:p text:style-name="Table_20_Contents">Boolean.Negative values will be set to 0 if True.</text:p>
            </table:table-cell>
          </table:table-row>
        </table:table>
        <text:p text:style-name="Standard"/>
        <text:p text:style-name="Standard"/>
        <text:p text:style-name="Standard"/>
        <text:p text:style-name="Standard"/>
        <text:p text:style-name="Standard">Example:</text:p>
        <text:p text:style-name="Standard"/>
        <text:p text:style-name="code">&lt;Parameters&gt;</text:p>
        <text:p text:style-name="code"><text:tab/>&lt;Parameter shortName="fis" description="Geopotential" unit="m^2/s^2" /&gt;</text:p>
        <text:p text:style-name="code"><text:tab/>&lt;Parameter shortName="sro" description="Surface Runoff" unit="m"&gt;</text:p>
        <text:p text:style-name="code"><text:span text:style-name="T7"><text:s text:c="8"/></text:span><text:tab/><text:tab/>&lt;Conversion id="m2mm" unit="mm" function="x=x*1000" cutOffNegative="True" /&gt;</text:p>
        <text:p text:style-name="code"><text:tab/>&lt;/Parameter&gt;</text:p>
        <text:p text:style-name="code"><text:tab/> &lt;Parameter <text:s/>shortName="alhfl_s" description="latent heat flux" unit="W/(m^2)"&gt;</text:p>
        <text:p text:style-name="code"><text:span text:style-name="T7"><text:s text:c="2"/></text:span><text:tab/><text:tab/>&lt;Conversion id="tommd" unit="mm/d" function="x=x*(-0.0353)" cutOffNegative="True" /&gt;</text:p>
        <text:p text:style-name="code"><text:tab/><text:tab/>&lt;Conversion id="tommh" unit="mm/h" function="x=x*(-0.00147)" cutOffNegative="True" /&gt;</text:p>
        <text:p text:style-name="code"><text:tab/>&lt;/Parameter&gt;</text:p>
        <text:p text:style-name="code"><text:tab/>&lt;Parameter shortName="2D" description="2 meters Dewpoint" unit="K"&gt;</text:p>
        <text:p text:style-name="code"><text:tab/><text:tab/>&lt;Conversion id="k2c" unit="C" function="x=x-273.15"/&gt;</text:p>
        <text:p text:style-name="code"><text:tab/>&lt;/Parameter&gt;<text:line-break/><text:tab/>&lt;Parameter shortName="2t" description="2 meters Temperature" unit="K"&gt;<text:line-break/> <text:s text:c="11"/>&lt;Conversion id="k2c" unit="C" function="x=x-273.15" cutOffNegative="False" /&gt; <text:s text:c="2"/><text:line-break/> <text:s text:c="5"/>&lt;/Parameter&gt;</text:p>
        <text:p text:style-name="code">&lt;/Parameters&gt;</text:p>
        <text:p text:style-name="Standard"/>
        <text:p text:style-name="Standard"/>
        <text:h text:style-name="Heading_20_2" text:outline-level="2"><text:bookmark-start text:name="__RefHeading__3152_1841861651"/><text:bookmark-start text:name="__RefHeading__759_1635238717"/>Configuring loggers<text:bookmark-end text:name="__RefHeading__3152_1841861651"/><text:bookmark-end text:name="__RefHeading__759_1635238717"/></text:h>
        <text:p text:style-name="Standard"/>
        <text:p text:style-name="Standard">The file logger-configuration.xml in the folder <text:span text:style-name="T2">configuration</text:span> will serve to setup loggers levels, logfiles full path and format. It's important to not change the formatting string, unless aware of the consequences. In no case, the name attribute of the logger must be changed.</text:p>
        <text:p text:style-name="Standard"><text:soft-page-break/>File logging can be disabled setting the optional attribute <text:span text:style-name="T2">enabled</text:span> within the <text:span text:style-name="T2">Loggers</text:span> element to one of the values false, False, No, NO, no (default is True):</text:p>
        <text:p text:style-name="Standard"/>
        <text:p text:style-name="code">&lt;Loggers <text:span text:style-name="T10">enabled="false"</text:span>&gt;</text:p>
        <text:p text:style-name="Standard"/>
        <text:p text:style-name="Standard">Accepted levels are: “DEBUG”, “INFO”, “WARN”, ”WARNING”, “ERROR”.</text:p>
        <text:p text:style-name="Standard">Use the placeholders <text:span text:style-name="T2">%(asctime)s</text:span>, <text:span text:style-name="T2"><text:s/>%(message)s</text:span>, and <text:span text:style-name="T2">%(levelname)s</text:span> to <text:span text:style-name="T8">personalise</text:span> the output <text:span text:style-name="T9">format</text:span> with the <text:span text:style-name="T2">formatting</text:span> attribute.</text:p>
        <text:p text:style-name="Standard">Keep attention to not accidentally change <text:span text:style-name="T2">name</text:span> attribute.</text:p>
        <text:p text:style-name="Standard"/>
        <text:p text:style-name="Standard">Some examples:</text:p>
        <text:p text:style-name="Standard"/>
        <text:p text:style-name="code"><text:bookmark-start text:name="__DdeLink__4262_1841861651"/>&lt;Logger file="GRIBReader.log" level="DEBUG" name="GRIBReader"</text:p>
        <text:p text:style-name="code"><text:span text:style-name="T7"><text:s text:c="12"/></text:span>formatting="[%(asctime)s] : %(<text:bookmark-start text:name="__DdeLink__4270_1841861651"/>levelname<text:bookmark-end text:name="__DdeLink__4270_1841861651"/>)s %(message)s" /&gt;<text:bookmark-end text:name="__DdeLink__4262_1841861651"/></text:p>
        <text:p text:style-name="Standard"/>
        <text:p text:style-name="Standard">Console logging level is INFO by default. This value can be overwritten by command line input argument -l (or --loggingLevel=)</text:p>
        <text:p text:style-name="Standard">Default logs' output dir is ./logs/. It can be overwritten with -d (--outLogDir=):</text:p>
        <text:p text:style-name="Standard"/>
        <text:p text:style-name="code">/pyg2p_svn/pyg2p.py -c /pyg2p_svn/execution_templates/eue_t24.xml -i /dataset/test_2013330702/EpsN320-2013063000.grb -o ./eue -m 10 -l ERROR -d /dataset/logs_20130705</text:p>
        <text:h text:style-name="P21" text:outline-level="2"/>
        <text:h text:style-name="P22" text:outline-level="2"><text:bookmark-start text:name="__RefHeading__3154_1841861651"/><text:bookmark-start text:name="__RefHeading__761_1635238717"/>Configuring geopotentials.xml file<text:bookmark-end text:name="__RefHeading__3154_1841861651"/><text:bookmark-end text:name="__RefHeading__761_1635238717"/></text:h>
        <text:p text:style-name="Text_20_body"/>
        <text:p text:style-name="Text_20_body">The file geopotentials.xml under configuration folder, is used to get the right geopotential filename to <text:s/>correction routines. The application read the xml file searching for an id, which has got the form:</text:p>
        <text:p text:style-name="Text_20_body">longFirstDegrees$longLastDegrees$Ni$Nj$numberOfValues$gridType</text:p>
        <text:p text:style-name="P1">E.g.: -35$45$161$91$14651$regular_ll</text:p>
        <text:p text:style-name="Text_20_body"/>
        <text:p text:style-name="Text_20_body">To get the id from a grib file use:</text:p>
        <text:p text:style-name="code">grib_get -p longitudeOfFirstGridPointInDegrees,longitudeOfLastGridPointInDegrees,Ni,Nj,numberOfValues,gridType /path/to/grib.grb</text:p>
        <text:p text:style-name="P1"/>
        <text:p text:style-name="Text_20_body">and get the filename of the geopotential grib to use.</text:p>
        <text:p text:style-name="Text_20_body">The application will read the right geopotential file reading those <text:bookmark-start text:name="__DdeLink__2564_1841861651"/>geodetic<text:bookmark-end text:name="__DdeLink__2564_1841861651"/> keys from the input grib file. So it's important that the geopotential you want to use for correction must have the same grid of the input grib message to correct.</text:p>
        <text:p text:style-name="Text_20_body">A geopotentials.xml file is quite simple. Grib geopotentials files must be under configuration/geopotentials directory.</text:p>
        <text:p text:style-name="Text_20_body"/>
        <text:p text:style-name="code">&lt;geopotentials&gt;</text:p>
        <text:p text:style-name="code"><text:span text:style-name="T7"><text:s text:c="4"/></text:span>&lt;!-- id has the form:</text:p>
        <text:p text:style-name="code"><text:span text:style-name="T7"><text:s text:c="8"/></text:span>longFirstDegrees$longLastDegrees$Ni$Nj$numberOfValues$gridType</text:p>
        <text:p text:style-name="code"><text:span text:style-name="T7"><text:s text:c="4"/></text:span>--&gt;</text:p>
        <text:p text:style-name="code"><text:span text:style-name="T7"><text:s/></text:span>&lt;geopotential id="-35$45$161$91$14651$regular_ll" name="europe_0.5_degree_T799.grb"/&gt;</text:p>
        <text:p text:style-name="code"><text:span text:style-name="T7"><text:s text:c="4"/></text:span>&lt;geopotential id="-35$45$81$46$3726$regular_ll" name="europe_1_degree_T399.grb"/&gt;</text:p>
        <text:p text:style-name="P5">…</text:p>
        <text:p text:style-name="P5">…</text:p>
        <text:p text:style-name="code">&lt;geopotential id="-18$23.5$665$657$436905$rotated_ll" name="dwd_grib1_ispra_LME_2013051300"/&gt;</text:p>
        <text:p text:style-name="code">&lt;/geopotentials&gt;</text:p>
        <text:h text:style-name="Heading_20_2" text:outline-level="2"/>
        <text:h text:style-name="Heading_20_2" text:outline-level="2"><text:bookmark-start text:name="__RefHeading__3156_1841861651"/><text:bookmark-start text:name="__RefHeading__763_1635238717"/>Configuring execution template files<text:bookmark-end text:name="__RefHeading__3156_1841861651"/><text:bookmark-end text:name="__RefHeading__763_1635238717"/></text:h>
        <text:p text:style-name="Text_20_body"/>
        <text:p text:style-name="Text_20_body">The application will run via CLI using the command:</text:p>
        <text:p text:style-name="P1">./<text:bookmark-start text:name="__DdeLink__789_98477107"/>pyg2p<text:bookmark-end text:name="__DdeLink__789_98477107"/>.py -c &lt;path/to/execution_file.xml&gt; [-o /output/dir] -i file.grib [-I file2ndres.grib] [-s &lt;tstart&gt;] [-e &lt;tend&gt;] [-m &lt;epsMember number&gt;] [-T &lt;0|1200&gt; [-l &lt;level of console logger&gt;] [-d /log/dir] [-t test.xml]</text:p>
        <text:p text:style-name="Text_20_body"/>
        <text:p text:style-name="Text_20_body"><text:soft-page-break/>This section is dedicated to writing <text:span text:style-name="T2">execution xml</text:span> files.</text:p>
        <text:p text:style-name="Text_20_body">For some examples of commands files, see into the folders execution_file_examples/ and execution_templates/.</text:p>
        <text:p text:style-name="Text_20_body">The typical content of an execution.xml file is reported below:</text:p>
        <text:p text:style-name="code">&lt;?xml version="1.0" encoding="utf-8"?&gt;</text:p>
        <text:p text:style-name="code"/>
        <text:p text:style-name="code">&lt;Execution name = "test3" id="103" <text:tab/>&gt;</text:p>
        <text:p text:style-name="code"><text:span text:style-name="T7"><text:s/></text:span>&lt;Parameter shortName="td_2m" tstart="12" tend="18" </text:p>
        <text:p text:style-name="code"><text:span text:style-name="T7"><text:s text:c="12"/></text:span>applyConversion="k2c"<text:line-break/> <text:s text:c="11"/>gem="(z/9.81)*0.0065"</text:p>
        <text:p text:style-name="code"><text:span text:style-name="T7"><text:s text:c="12"/></text:span>correctionFormula="p+gem-dem*0.0065"</text:p>
        <text:p text:style-name="code"><text:span text:style-name="T7"><text:s text:c="12"/></text:span>demMap="<text:bookmark-start text:name="__DdeLink__2795_1841861651"/>/maps/<text:bookmark-end text:name="__DdeLink__2795_1841861651"/>dem.map"</text:p>
        <text:p text:style-name="P5"><text:s text:c="4"/></text:p>
        <text:p text:style-name="code"><text:span text:style-name="T7"><text:s/></text:span>/&gt;</text:p>
        <text:p text:style-name="code"><text:span text:style-name="T7"><text:s/></text:span>&lt;Aggregation type="average" step="24" /&gt;</text:p>
        <text:p text:style-name="code"><text:span text:style-name="T7"><text:s/></text:span>&lt;OutMaps namePrefix="td2" fmap="001" cloneMap="/maps/dem.map" ext=”1”&gt;</text:p>
        <text:p text:style-name="code"><text:span text:style-name="T7"><text:s text:c="5"/></text:span>&lt;Interpolation mode="grib_invdist" <text:line-break/> <text:s text:c="19"/>latMap="/maps/lat.map" <text:line-break/> <text:s text:c="19"/>lonMap="/maps/long.map"</text:p>
        <text:p text:style-name="code"><text:span text:style-name="T7"><text:s text:c="5"/></text:span>/&gt;</text:p>
        <text:p text:style-name="code"><text:span text:style-name="T7"><text:s text:c="2"/></text:span>&lt;/OutMaps&gt;</text:p>
        <text:p text:style-name="code">&lt;/Execution&gt;</text:p>
        <text:p text:style-name="Standard"/>
        <text:h text:style-name="Heading_20_3" text:outline-level="3"><text:bookmark-start text:name="__RefHeading__3158_1841861651"/><text:bookmark-start text:name="__RefHeading__765_1635238717"/>Execution tag<text:bookmark-end text:name="__RefHeading__3158_1841861651"/><text:bookmark-end text:name="__RefHeading__765_1635238717"/></text:h>
        <text:p text:style-name="Standard"/>
        <text:p text:style-name="Standard"/>
        <table:table table:name="Tabella4" table:style-name="Tabella4">
          <table:table-column table:style-name="Tabella4.A"/>
          <table:table-column table:style-name="Tabella4.B"/>
          <table:table-row table:style-name="Tabella4.1">
            <table:table-cell table:style-name="Tabella4.A1" office:value-type="string">
              <text:p text:style-name="P8">Attribute/Tag</text:p>
            </table:table-cell>
            <table:table-cell table:style-name="Tabella4.B1" office:value-type="string">
              <text:p text:style-name="P8">Details</text:p>
            </table:table-cell>
          </table:table-row>
          <table:table-row table:style-name="Tabella4.1">
            <table:table-cell table:style-name="Tabella4.A2" office:value-type="string">
              <text:p text:style-name="code">name</text:p>
            </table:table-cell>
            <table:table-cell table:style-name="Tabella4.B2" office:value-type="string">
              <text:p text:style-name="Table_20_Contents">The short name of the parameter, as it is in the grib file. The application use this for selecting messages.</text:p>
            </table:table-cell>
          </table:table-row>
          <table:table-row table:style-name="Tabella4.1">
            <table:table-cell table:style-name="Tabella4.A2" office:value-type="string">
              <text:p text:style-name="code">id</text:p>
            </table:table-cell>
            <table:table-cell table:style-name="Tabella4.B2" office:value-type="string">
              <text:p text:style-name="P9"/>
            </table:table-cell>
          </table:table-row>
          <table:table-row table:style-name="Tabella4.1">
            <table:table-cell table:style-name="Tabella4.A2" office:value-type="string">
              <text:p text:style-name="P4">Parameter</text:p>
            </table:table-cell>
            <table:table-cell table:style-name="Tabella4.B2" office:value-type="string">
              <text:p text:style-name="Table_20_Contents"><text:bookmark-start text:name="__DdeLink__2797_1841861651"/>XML Tag. See relative table<text:bookmark-end text:name="__DdeLink__2797_1841861651"/></text:p>
            </table:table-cell>
          </table:table-row>
          <table:table-row table:style-name="Tabella4.1">
            <table:table-cell table:style-name="Tabella4.A2" office:value-type="string">
              <text:p text:style-name="code">Aggregation</text:p>
            </table:table-cell>
            <table:table-cell table:style-name="Tabella4.B2" office:value-type="string">
              <text:p text:style-name="Table_20_Contents">XML Tag. See relative table</text:p>
            </table:table-cell>
          </table:table-row>
          <table:table-row table:style-name="Tabella4.1">
            <table:table-cell table:style-name="Tabella4.A2" office:value-type="string">
              <text:p text:style-name="P4">OutMaps</text:p>
            </table:table-cell>
            <table:table-cell table:style-name="Tabella4.B2" office:value-type="string">
              <text:p text:style-name="Table_20_Contents">XML Tag. See relative table</text:p>
            </table:table-cell>
          </table:table-row>
        </table:table>
        <text:h text:style-name="Heading_20_3" text:outline-level="3"/>
        <text:h text:style-name="Heading_20_3" text:outline-level="3"><text:bookmark-start text:name="__RefHeading__3160_1841861651"/><text:bookmark-start text:name="__RefHeading__767_1635238717"/>Parameter tag<text:bookmark-end text:name="__RefHeading__3160_1841861651"/><text:bookmark-end text:name="__RefHeading__767_1635238717"/></text:h>
        <text:p text:style-name="Standard"/>
        <text:p text:style-name="Standard"/>
        <table:table table:name="Tabella5" table:style-name="Tabella5">
          <table:table-column table:style-name="Tabella5.A"/>
          <table:table-column table:style-name="Tabella5.B"/>
          <table:table-row table:style-name="Tabella5.1">
            <table:table-cell table:style-name="Tabella5.A1" office:value-type="string">
              <text:p text:style-name="P8">Attribute/Tag</text:p>
            </table:table-cell>
            <table:table-cell table:style-name="Tabella5.B1" office:value-type="string">
              <text:p text:style-name="P8">Details</text:p>
            </table:table-cell>
          </table:table-row>
          <table:table-row table:style-name="Tabella5.1">
            <table:table-cell table:style-name="Tabella5.A2" office:value-type="string">
              <text:p text:style-name="P4">shortName</text:p>
            </table:table-cell>
            <table:table-cell table:style-name="Tabella5.B2" office:value-type="string">
              <text:p text:style-name="Table_20_Contents">The short name of the parameter, as it is in the grib file. Must be configured in the parameters.xml file, otherwise the application exits with an error. Main grib selector.</text:p>
            </table:table-cell>
          </table:table-row>
          <text:soft-page-break/>
          <table:table-row table:style-name="Tabella5.1">
            <table:table-cell table:style-name="Tabella5.A2" office:value-type="string">
              <text:p text:style-name="code">tstart</text:p>
            </table:table-cell>
            <table:table-cell table:style-name="Tabella5.B2" table:number-rows-spanned="6" office:value-type="string">
              <text:p text:style-name="Table_20_Contents">Optional grib selectors perturbationNumber, tstart, tend, dataDate and dataTime can also be issued via command line arguments (-m, -s, -e, -D, -T), which overwrite the ones in the execution xml file.</text:p>
            </table:table-cell>
          </table:table-row>
          <table:table-row table:style-name="Tabella5.1">
            <table:table-cell table:style-name="Tabella5.A2" office:value-type="string">
              <text:p text:style-name="code">tend</text:p>
            </table:table-cell>
            <table:covered-table-cell/>
          </table:table-row>
          <table:table-row table:style-name="Tabella5.1">
            <table:table-cell table:style-name="Tabella5.A2" office:value-type="string">
              <text:p text:style-name="P23">perturbationNumber</text:p>
            </table:table-cell>
            <table:covered-table-cell/>
          </table:table-row>
          <table:table-row table:style-name="Tabella5.1">
            <table:table-cell table:style-name="Tabella5.A2" office:value-type="string">
              <text:p text:style-name="P24">dataDate</text:p>
            </table:table-cell>
            <table:covered-table-cell/>
          </table:table-row>
          <table:table-row table:style-name="Tabella5.1">
            <table:table-cell table:style-name="Tabella5.A2" office:value-type="string">
              <text:p text:style-name="code">dataTime</text:p>
            </table:table-cell>
            <table:covered-table-cell/>
          </table:table-row>
          <table:table-row table:style-name="Tabella5.1">
            <table:table-cell table:style-name="Tabella5.A2" office:value-type="string">
              <text:p text:style-name="code">level</text:p>
            </table:table-cell>
            <table:covered-table-cell/>
          </table:table-row>
          <table:table-row table:style-name="Tabella5.1">
            <table:table-cell table:style-name="Tabella5.A2" office:value-type="string">
              <text:p text:style-name="code">applyConversion</text:p>
            </table:table-cell>
            <table:table-cell table:style-name="Tabella5.B2" office:value-type="string">
              <text:p text:style-name="Table_20_Contents">The conversion id to apply, as in the parameters.xml file for the parameter to select. The combination parameter/conversion must be properly configured in parmaters.xml file, otherwise the application exits with an error.</text:p>
            </table:table-cell>
          </table:table-row>
          <table:table-row table:style-name="Tabella5.1">
            <table:table-cell table:style-name="Tabella5.A2" office:value-type="string">
              <text:p text:style-name="code">correctionFormula<text:span text:style-name="Footnote_20_anchor"><text:note text:id="ftn1" text:note-class="footnote"><text:note-citation>1</text:note-citation><text:note-body><text:p text:style-name="Footnote">When configuring correction, all xml attributes <text:span text:style-name="T2">gem</text:span>, <text:span text:style-name="T2">correctionFormula</text:span>, and <text:span text:style-name="T2">demMap</text:span> must be present.</text:p></text:note-body></text:note></text:span></text:p>
            </table:table-cell>
            <table:table-cell table:style-name="Tabella5.B2" office:value-type="string">
              <text:p text:style-name="Table_20_Contents">Formula to use for parameter correction with p, gem, dem variables, representing parameter value, converted geopotential to gem, and DEM map value. E.g.: p+gem*0.0065-dem*0.0065</text:p>
            </table:table-cell>
          </table:table-row>
          <table:table-row table:style-name="Tabella5.1">
            <table:table-cell table:style-name="Tabella5.A2" office:value-type="string">
              <text:p text:style-name="code">demMap</text:p>
            </table:table-cell>
            <table:table-cell table:style-name="Tabella5.B2" office:value-type="string">
              <text:p text:style-name="Table_20_Contents">The dem map used for correction.</text:p>
            </table:table-cell>
          </table:table-row>
          <table:table-row table:style-name="Tabella5.1">
            <table:table-cell table:style-name="Tabella5.A2" office:value-type="string">
              <text:p text:style-name="code">gem</text:p>
            </table:table-cell>
            <table:table-cell table:style-name="Tabella5.B2" office:value-type="string">
              <text:p text:style-name="Table_20_Contents">Formula for geopotential conversion for correction.</text:p>
            </table:table-cell>
          </table:table-row>
        </table:table>
        <text:h text:style-name="Heading_20_3" text:outline-level="3"><text:bookmark-start text:name="__RefHeading__3272_1841861651"/><text:bookmark-start text:name="__RefHeading__769_1635238717"/>OutMaps tag<text:bookmark-end text:name="__RefHeading__3272_1841861651"/><text:bookmark-end text:name="__RefHeading__769_1635238717"/></text:h>
        <text:p text:style-name="Standard"/>
        <table:table table:name="Tabella6" table:style-name="Tabella6">
          <table:table-column table:style-name="Tabella6.A"/>
          <table:table-column table:style-name="Tabella6.B"/>
          <table:table-row table:style-name="Tabella6.1">
            <table:table-cell table:style-name="Tabella6.A1" office:value-type="string">
              <text:p text:style-name="P8">Attribute/Tag</text:p>
            </table:table-cell>
            <table:table-cell table:style-name="Tabella6.B1" office:value-type="string">
              <text:p text:style-name="P8">Details</text:p>
            </table:table-cell>
          </table:table-row>
          <table:table-row table:style-name="Tabella6.1">
            <table:table-cell table:style-name="Tabella6.A2" office:value-type="string">
              <text:p text:style-name="P4">cloneMap</text:p>
            </table:table-cell>
            <table:table-cell table:style-name="Tabella6.B2" office:value-type="string">
              <text:p text:style-name="Table_20_Contents">The clone map with area (<text:span text:style-name="T4">must have a REAL cell type and missing values for points outside area of interest. A dem map works fine. A typical area boolean map will not</text:span>).</text:p>
            </table:table-cell>
          </table:table-row>
          <table:table-row table:style-name="Tabella6.1">
            <table:table-cell table:style-name="Tabella6.A2" office:value-type="string">
              <text:p text:style-name="P4">unitTime</text:p>
            </table:table-cell>
            <table:table-cell table:style-name="Tabella6.B2" office:value-type="string">
              <text:p text:style-name="Table_20_Contents">Time unit in hours of output maps. Tipical value is 24 (daily maps).</text:p>
            </table:table-cell>
          </table:table-row>
          <table:table-row table:style-name="Tabella6.1">
            <table:table-cell table:style-name="Tabella6.A2" office:value-type="string">
              <text:p text:style-name="code">namePrefix</text:p>
            </table:table-cell>
            <table:table-cell table:style-name="Tabella6.B2" office:value-type="string">
              <text:p text:style-name="Table_20_Contents">Prefix for maps. Default is parameter <text:span text:style-name="T2">shortName.</text:span></text:p>
            </table:table-cell>
          </table:table-row>
          <table:table-row table:style-name="Tabella6.1">
            <table:table-cell table:style-name="Tabella6.A2" office:value-type="string">
              <text:p text:style-name="code">fmap</text:p>
            </table:table-cell>
            <table:table-cell table:style-name="Tabella6.B2" office:value-type="string">
              <text:p text:style-name="Table_20_Contents">First map number. Default 1.</text:p>
            </table:table-cell>
          </table:table-row>
          <table:table-row table:style-name="Tabella6.1">
            <table:table-cell table:style-name="Tabella6.A2" office:value-type="string">
              <text:p text:style-name="code">Interpolation</text:p>
            </table:table-cell>
            <table:table-cell table:style-name="Tabella6.B2" office:value-type="string">
              <text:p text:style-name="Table_20_Contents">XML tag. See relative table.</text:p>
            </table:table-cell>
          </table:table-row>
          <table:table-row table:style-name="Tabella6.1">
            <table:table-cell table:style-name="Tabella6.A2" office:value-type="string">
              <text:p text:style-name="code">ext</text:p>
            </table:table-cell>
            <table:table-cell table:style-name="Tabella6.B2" office:value-type="string">
              <text:p text:style-name="Table_20_Contents">Extension mode. It's the integer number defining the step numbers to skip when writing maps. Same as old grib2pcraster. Default 1. Refers to User Manual for further information.</text:p>
            </table:table-cell>
          </table:table-row>
        </table:table>
        <text:p text:style-name="Standard"/>
        <text:h text:style-name="Heading_20_3" text:outline-level="3"><text:soft-page-break/></text:h>
        <text:h text:style-name="Heading_20_3" text:outline-level="3"/>
        <text:h text:style-name="Heading_20_3" text:outline-level="3"><text:bookmark-start text:name="__RefHeading__3689_1031783341"/><text:bookmark-start text:name="__RefHeading__771_1635238717"/>Aggregation tag<text:bookmark-end text:name="__RefHeading__3689_1031783341"/><text:bookmark-end text:name="__RefHeading__771_1635238717"/></text:h>
        <text:p text:style-name="Standard"/>
        <table:table table:name="Tabella7" table:style-name="Tabella7">
          <table:table-column table:style-name="Tabella7.A"/>
          <table:table-column table:style-name="Tabella7.B"/>
          <table:table-row table:style-name="Tabella7.1">
            <table:table-cell table:style-name="Tabella7.A1" office:value-type="string">
              <text:p text:style-name="P8">Attribute/Tag</text:p>
            </table:table-cell>
            <table:table-cell table:style-name="Tabella7.B1" office:value-type="string">
              <text:p text:style-name="P8">Details</text:p>
            </table:table-cell>
          </table:table-row>
          <table:table-row table:style-name="Tabella7.1">
            <table:table-cell table:style-name="Tabella7.A2" office:value-type="string">
              <text:p text:style-name="P4">step</text:p>
            </table:table-cell>
            <table:table-cell table:style-name="Tabella7.B2" office:value-type="string">
              <text:p text:style-name="Table_20_Contents">Step of aggregation in hours.</text:p>
            </table:table-cell>
          </table:table-row>
          <table:table-row table:style-name="Tabella7.3">
            <table:table-cell table:style-name="Tabella7.A2" office:value-type="string">
              <text:p text:style-name="P4">type</text:p>
            </table:table-cell>
            <table:table-cell table:style-name="Tabella7.B2" office:value-type="string">
              <text:p text:style-name="Table_20_Contents">Type of aggregation (it was Manipulation in grib2pcraster). It can be <text:span text:style-name="T2">average</text:span> or <text:span text:style-name="T2">ac</text:span><text:span text:style-name="T2">cumulation.</text:span></text:p>
            </table:table-cell>
          </table:table-row>
          <table:table-row table:style-name="Tabella7.1">
            <table:table-cell table:style-name="Tabella7.A2" office:value-type="string">
              <text:p text:style-name="code">forceZeroArray</text:p>
            </table:table-cell>
            <table:table-cell table:style-name="Tabella7.B2" office:value-type="string">
              <text:p text:style-name="Table_20_Contents"><text:span text:style-name="T2">Optional</text:span>. In case of “accumulation”, and only then, if this attribute is set to”y” (or any value different from “false”, “False”, “FALSE”, “no”, “NO”, “No”, “0”), the program will use a zero array as message at step 0 to compute the first map, even if the GRIB file has a step 0 message.</text:p>
            </table:table-cell>
          </table:table-row>
        </table:table>
        <text:p text:style-name="Standard"/>
        <text:p text:style-name="Standard"/>
        <text:h text:style-name="Heading_20_3" text:outline-level="3"><text:bookmark-start text:name="__RefHeading__3164_1841861651"/><text:bookmark-start text:name="__RefHeading__773_1635238717"/>Interpolation tag<text:bookmark-end text:name="__RefHeading__3164_1841861651"/><text:bookmark-end text:name="__RefHeading__773_1635238717"/></text:h>
        <text:p text:style-name="Text_20_body"/>
        <text:p text:style-name="Text_20_body"/>
        <table:table table:name="Tabella8" table:style-name="Tabella8">
          <table:table-column table:style-name="Tabella8.A"/>
          <table:table-column table:style-name="Tabella8.B"/>
          <table:table-row table:style-name="Tabella8.1">
            <table:table-cell table:style-name="Tabella8.A1" office:value-type="string">
              <text:p text:style-name="P8">Attribute/Tag</text:p>
            </table:table-cell>
            <table:table-cell table:style-name="Tabella8.B1" office:value-type="string">
              <text:p text:style-name="P8">Details</text:p>
            </table:table-cell>
          </table:table-row>
          <table:table-row table:style-name="Tabella8.1">
            <table:table-cell table:style-name="Tabella8.A2" office:value-type="string">
              <text:p text:style-name="P4">mode</text:p>
            </table:table-cell>
            <table:table-cell table:style-name="Tabella8.B2" office:value-type="string">
              <text:p text:style-name="Table_20_Contents">Interpolation mode. Possible values are: <text:s/>“nearest”, “invdist”, “grib_nearest”, “grib_invdist”</text:p>
            </table:table-cell>
          </table:table-row>
          <table:table-row table:style-name="Tabella8.1">
            <table:table-cell table:style-name="Tabella8.A2" office:value-type="string">
              <text:p text:style-name="P4">latMap</text:p>
            </table:table-cell>
            <table:table-cell table:style-name="Tabella8.B2" office:value-type="string">
              <text:p text:style-name="P10">PCRaster map of target latitudes.</text:p>
            </table:table-cell>
          </table:table-row>
          <table:table-row table:style-name="Tabella8.1">
            <table:table-cell table:style-name="Tabella8.A2" office:value-type="string">
              <text:p text:style-name="P4">lonMap</text:p>
            </table:table-cell>
            <table:table-cell table:style-name="Tabella8.B2" office:value-type="string">
              <text:p text:style-name="P10">PCRaster map of target longitudes.</text:p>
            </table:table-cell>
          </table:table-row>
          <table:table-row table:style-name="Tabella8.1">
            <table:table-cell table:style-name="Tabella8.A2" office:value-type="string">
              <text:p text:style-name="P6">intertableDir</text:p>
            </table:table-cell>
            <table:table-cell table:style-name="Tabella8.B2" office:value-type="string">
              <text:p text:style-name="P10">Alternative home folder for interpolation lookup tables, where pyg2p will load/save intertables. Folder must be existing.</text:p>
            </table:table-cell>
          </table:table-row>
        </table:table>
        <text:p text:style-name="Standard"/>
        <text:p text:style-name="Standard"/>
        <text:h text:style-name="P21" text:outline-level="2"/>
        <text:h text:style-name="P22" text:outline-level="2"><text:bookmark-start text:name="__RefHeading__3546_2069470854"/>Configuring the application for test functionality<text:bookmark-end text:name="__RefHeading__3546_2069470854"/></text:h>
        <text:p text:style-name="Text_20_body">Since version 1.1, the application has an additional input argument <text:span text:style-name="T2">-t &lt;path/to/file.xml&gt;</text:span><text:span text:style-name="T9">which will perform the following:</text:span></text:p>
        <text:list xml:id="list724773042066294292" text:style-name="L1">
          <text:list-item>
            <text:p text:style-name="P19">execute a set of predefined grib2pcraster commands</text:p>
          </text:list-item>
          <text:list-item>
            <text:p text:style-name="P19">execute a set of the corresponding pyg2p commands with the same options of grib2pcraster</text:p>
          </text:list-item>
          <text:list-item>
            <text:p text:style-name="P19">produce diff PCRaster maps.</text:p>
          </text:list-item>
          <text:list-item>
            <text:p text:style-name="P19">Test if diff maps are close to zero in each point. It logs red messages if values are higher than the configured tolerance.</text:p>
          </text:list-item>
          <text:list-item>
            <text:p text:style-name="P19">Output in console the aguila commands for opening maps</text:p>
          </text:list-item>
        </text:list>
        <text:p text:style-name="P2">The application comes with some preconfigured test.xml and commands.txt files. You must edit the paths and the commands XML templates used. In the following paragraphs, there are simple instructions to write your own battery tests.</text:p>
        <text:h text:style-name="Heading_20_3" text:outline-level="3"><text:bookmark-start text:name="__RefHeading__3548_2069470854"/>Writing an XML configuration for tests<text:bookmark-end text:name="__RefHeading__3548_2069470854"/></text:h>
        <text:p text:style-name="Text_20_body"/>
        <text:p text:style-name="Text_20_body">The xml file used by the test functionality is quite easy. It just has to contain::</text:p>
        <text:list xml:id="list6286546039718661241" text:style-name="L2">
          <text:list-item>
            <text:p text:style-name="P20">path to grib2pcraster executable</text:p>
          </text:list-item>
          <text:list-item>
            <text:p text:style-name="P20">path to pcrcalc executable</text:p>
          </text:list-item>
          <text:list-item>
            <text:p text:style-name="P20">path to text file containing list of commands in pairs</text:p>
          </text:list-item>
          <text:list-item>
            <text:p text:style-name="P20">error tolerance (e.g. 1e-03)</text:p>
          </text:list-item>
        </text:list>
        <text:p text:style-name="Text_20_body">Just use the following template:</text:p>
        <text:p text:style-name="Text_20_body"/>
        <text:p text:style-name="code">&lt;TestConfiguration atol=”1e-02” commands="/ECMWF_grib2pcraster/pyg2p_workingcopy/configuration/tests/commands.txt"&gt;</text:p>
        <text:p text:style-name="code"><text:s text:c="4"/>&lt;g2p exec="/ECMWF_grib2pcraster/grib2pcraster/grib2pcraster" /&gt;</text:p>
        <text:p text:style-name="code"><text:s text:c="4"/>&lt;PcRasterDiff exec="/devapps/PCRaster-3.0/bin/pcrcalc"/&gt;</text:p>
        <text:p text:style-name="code">&lt;/TestConfiguration&gt;</text:p>
        <text:p text:style-name="Standard"/>
        <text:h text:style-name="Heading_20_3" text:outline-level="3"><text:bookmark-start text:name="__RefHeading__3550_2069470854"/>Writing the commands.txt file<text:bookmark-end text:name="__RefHeading__3550_2069470854"/></text:h>
        <text:p text:style-name="Standard">Writing the commands.txt file is also very easy. You need to write pairs (or triples) of arguments lists, one (or two) for grib2pcraster and one for pyg2p, <text:span text:style-name="T1">each pair/triple identifying a single test case</text:span>. For each test case, pcrcalc diff maps will be produced.</text:p>
        <text:p text:style-name="Standard"/>
        <text:p text:style-name="Standard">Each pair/triple of arguments lists looks like the following:</text:p>
        <text:p text:style-name="Standard"/>
        <text:p text:style-name="Standard"><text:span text:style-name="T1">g</text:span>N@ <text:bookmark-start text:name="__DdeLink__3273_940115167"/>&lt;list of arguments for grib2pcraster&gt;<text:bookmark-end text:name="__DdeLink__3273_940115167"/></text:p>
        <text:p text:style-name="Standard"><text:span text:style-name="T1">g</text:span>N@ <text:bookmark-start text:name="__DdeLink__3273_9401151671"/>&lt;list of arguments for the second optional grib2pcraster execution&gt;<text:bookmark-end text:name="__DdeLink__3273_9401151671"/></text:p>
        <text:p text:style-name="Standard"><text:span text:style-name="T1">p</text:span>N@ &lt;list of arguments for pyg2p&gt;</text:p>
        <text:p text:style-name="Standard"/>
        <text:p text:style-name="Standard"><text:soft-page-break/>where N is an integer id. You exactly have to use the prefix '<text:span text:style-name="T1">g</text:span>' and '<text:span text:style-name="T1">p</text:span>' to identify the command for grib2pcraster and pyg2p respectively.</text:p>
        <text:p text:style-name="Standard">The second optional test execution of grib2pcraster is needed for comparison tests in spatial multiresolution files (i.e. glofas executions).</text:p>
        <text:p text:style-name="Standard"/>
        <text:p text:style-name="P16">You can also configure a test to compare two different executions of pyg2p, using the '<text:span text:style-name="T1">z</text:span>' prefix to identify the alternative pyg2p command (e.g. using scipy based interpolation).</text:p>
        <text:p text:style-name="Standard"/>
        <text:p text:style-name="Standard">An example:</text:p>
        <text:p text:style-name="Standard"/>
        <text:p text:style-name="code"><text:span text:style-name="T11">g1</text:span>@ -p 228.128 -n <text:span text:style-name="T11">g</text:span>R24 -t 24 --fmap=1 -i /dataset/EpsN320-2013063000.grb -o /dataset/eueR24 -m 10</text:p>
        <text:p text:style-name="code"><text:span text:style-name="T11">p1</text:span>@ -l ERROR -c /ECMWF_grib2pcraster/pyg2p/execution_templates/eue_r24.xml -i /dataset/EpsN320-2013063000.grb -o /dataset/eueR24 -m 10</text:p>
        <text:p text:style-name="code"/>
        <text:p text:style-name="code"><text:span text:style-name="T11">g2</text:span>@ -p 182.128 -n <text:span text:style-name="T11">g</text:span>E24 -t 24 --fmap=1 -m 10 -i /dataset/EpsN320-2013063000.grb -o /dataset/eueE24</text:p>
        <text:p text:style-name="code"><text:span text:style-name="T12">p</text:span><text:span text:style-name="T11">2</text:span>@ -l ERROR -c /ECMWF_grib2pcraster/pyg2p/execution_templates/eue_e24.xml -i /dataset/EpsN320-2013063000.grb -o /dataset/eueE24 -m 10<text:line-break/><text:line-break/>#glofas commands. grib2pcraster needs two executions for each pyg2p command</text:p>
        <text:p text:style-name="code"><text:span text:style-name="T11">g3</text:span>@ -i /dataset/20130325_en0to10.grib -o ./multiresSRO -p 8.128 -m 50 -n gsro --date=20130325 -s 0 -e 240 --unit=mm -t 24 --interlookup=/grib2pcraster/interplookup/intertable_2011_medium.txt</text:p>
        <text:p text:style-name="code"><text:span text:style-name="T11">g3</text:span>@ -i /dataset/multires/20130325_en11to15.grib -o ./multiresSRO -p 8.128 -m 50 -n gsro --date=20130325 -s 264 --fmap=11 -e 360 --unit=mm -t 24 --interlookup=/grib2pcraster/interplookup/intertable_2011_low.txt</text:p>
        <text:p text:style-name="code"><text:span text:style-name="T11">p3</text:span>@ -c /pyg2p_workingcopy/execution_templates_devel/glofas_sro.xml -i /dataset/20130325_en0to10.grib -I /dataset/20130325_en11to15.grib -o ./multiresSRO -m 50</text:p>
        <text:p text:style-name="code"/>
        <text:p text:style-name="code">#only pyg2p tests (these are not reproducible with grib2pcraster 1.07)</text:p>
        <text:p text:style-name="code"><text:span text:style-name="T11">p4</text:span>@ -i /dataset/UKMO/UKMO_20121218.grib -o ./UKMO/ -c /home/dominik/ECMWF_grib2pcraster/pyg2p_workingcopy/execution_templates_devel/UKMO_t24_LA.xml -m 0</text:p>
        <text:p text:style-name="code"><text:span text:style-name="T11">p</text:span><text:span text:style-name="T11">5</text:span>@ -i /dataset/ungrib_20130804/EUE_2013073100_cv.grb -o ./UKMO/ -c ./execution_templates_devel/EUE_RainAnim_CV.xml -m 0<text:line-break/><text:line-break/><text:span text:style-name="T11">p6</text:span>@ -l ERROR -i /dataset/UKMO/UKMO_20121218.grib -o /dataset/testdiffmaps/scipy_interpol/UKMOt24/ -c /pyg2p_git/execution_templates_devel/UKMO_t24_LA_g.xml -m 0</text:p>
        <text:p text:style-name="code"><text:span text:style-name="T11">z</text:span><text:span text:style-name="T11">6</text:span>@ -l ERROR -i /dataset/UKMO/UKMO_20121218.grib -o /dataset/testdiffmaps/scipy_interpol/UKMOt24/ -c /pyg2p_git/execution_templates_devel/UKMO_t24_LA_scipy_nn.xml -m 0</text:p>
        <text:p text:style-name="code"/>
        <text:p text:style-name="Standard"/>
        <text:p text:style-name="Standard"/>
        <text:p text:style-name="P12">Important notes: <text:line-break/></text:p>
        <text:p text:style-name="warn">You have to use the prefix <text:span text:style-name="T11">g </text:span><text:span text:style-name="T14">in the</text:span> filename of maps produced by <text:span text:style-name="T1">grib2pcraster </text:span><text:span text:style-name="T15">or by the </text:span><text:span text:style-name="T1">alternative pyg2p</text:span><text:span text:style-name="T15"> command (the 'z' test)</text:span> and the prefix<text:span text:style-name="T11"> p</text:span> for those ones produced by <text:span text:style-name="T1">pyg2p</text:span> (this must be configured in the commands xml template <text:span text:style-name="T1">e.g.:</text:span> eue_r24.xml).</text:p>
        <text:p text:style-name="warn">Output directory must be the same within each test case (<text:span text:style-name="T2">-o /dataset/eueE24</text:span> for <text:soft-page-break/>both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ymbol" svg:font-family="Symbol" style:font-charset="x-symbol"/>
    <style:font-face style:name="Andale Mono" svg:font-family="'Andale Mono'"/>
    <style:font-face style:name="Lohit Hindi1" svg:font-family="'Lohit Hindi'"/>
    <style:font-face style:name="OpenSymbol" svg:font-family="OpenSymbol"/>
    <style:font-face style:name="OpenSymbol1" svg:font-family="OpenSymbol, 'Arial Unicode MS'"/>
    <style:font-face style:name="Courier New" svg:font-family="'Courier New'" style:font-family-generic="modern"/>
    <style:font-face style:name="Cantarell" svg:font-family="Cantarell" style:font-pitch="variable"/>
    <style:font-face style:name="Lohit Hindi" svg:font-family="'Lohit Hindi'"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it" fo:country="IT"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font-size="42pt" fo:font-weight="bold" style:font-size-asian="42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next-style-name="Standard">
      <style:paragraph-properties fo:background-color="#e6e6ff" fo:padding="0.0138in" fo:border="0.11pt solid #000000">
        <style:background-image/>
      </style:paragraph-properties>
      <style:text-properties style:font-name="Courier New" fo:font-size="10pt" style:font-size-asian="10pt" style:font-name-complex="Courier New"/>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Marginalia" style:family="paragraph" style:parent-style-name="Text_20_body" style:class="text">
      <style:paragraph-properties fo:margin-left="1.5752in" fo:margin-right="0in" fo:margin-top="0in" fo:margin-bottom="0in" style:contextual-spacing="false" fo:text-indent="0in" style:auto-text-indent="false"/>
    </style:style>
    <style:style style:name="note" style:family="paragraph" style:parent-style-name="Text_20_body">
      <style:paragraph-properties fo:background-color="#e6e6ff" fo:padding-left="0in" fo:padding-right="0in" fo:padding-top="0.0138in" fo:padding-bottom="0.0138in" fo:border-left="none" fo:border-right="none" fo:border-top="0.11pt dotted #000000" fo:border-bottom="0.11pt dotted #000000">
        <style:background-image/>
      </style:paragraph-properties>
      <style:text-properties style:font-name="Andale Mono" style:font-name-complex="Andale Mono"/>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arn" style:family="paragraph" style:parent-style-name="code" style:next-style-name="Text_20_body" style:list-style-name="">
      <style:paragraph-properties fo:margin-left="0in" fo:margin-right="0in" fo:margin-top="0in" fo:margin-bottom="0in" style:contextual-spacing="false" fo:text-indent="0in" style:auto-text-indent="false" fo:background-color="#ffcc99">
        <style:background-image/>
      </style:paragraph-properties>
      <style:text-properties style:font-name="Cantarell" fo:font-size="12pt" style:font-size-asian="12pt" style:font-name-complex="Cantarell"/>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2z0" style:family="text">
      <style:text-properties style:font-name="Symbol" style:font-name-complex="OpenSymbol1"/>
    </style:style>
    <style:style style:name="WW8Num2z1" style:family="text">
      <style:text-properties style:font-name="OpenSymbol1" style:font-name-complex="OpenSymbol1"/>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size-asian="10.5pt"/>
    </style:style>
    <style:style style:name="Endnote_20_Symbol" style:display-name="Endnote Symbol" style:family="text">
      <style:text-properties style:text-position="super 58%"/>
    </style:style>
    <style:style style:name="WW-Carattere_20_nota_20_di_20_chiusura" style:display-name="WW-Carattere nota di chiusura" style:family="text"/>
    <style:style style:name="Drop_20_Caps" style:display-name="Drop Cap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1:00:41</meta:creation-date>
    <dc:creator>Virtual User</dc:creator>
    <dc:date>2014-07-25T10:08:45</dc:date>
    <meta:editing-cycles>273</meta:editing-cycles>
    <meta:editing-duration>P5DT7H50M32S</meta:editing-duration>
    <meta:generator>LibreOffice/4.0.4.2$Linux_X86_64 LibreOffice_project/400m0$Build-2</meta:generator>
    <meta:document-statistic meta:table-count="8" meta:image-count="0" meta:object-count="0" meta:page-count="11" meta:paragraph-count="239" meta:word-count="1811" meta:character-count="14047" meta:non-whitespace-character-count="12280"/>
    <meta:user-defined meta:name="Info 1"/>
    <meta:user-defined meta:name="Info 2"/>
    <meta:user-defined meta:name="Info 3"/>
    <meta:user-defined meta:name="Info 4"/>
  </office:meta>
</office:document-meta>
</file>